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32.0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2.01pt"/>
    </style:style>
    <style:style style:name="ce7" style:family="table-cell" style:parent-style-name="Default">
      <style:table-cell-properties fo:padding="2.01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pt"/>
    </style:style>
    <style:style style:name="ce4" style:family="table-cell" style:parent-style-name="Default" style:data-style-name="N99"/>
    <style:style style:name="ce5" style:family="table-cell" style:parent-style-name="Default" style:data-style-name="N152"/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7" office:value-type="string" calcext:value-type="string">
            <text:p>https://www.ons.gov.uk/peoplepopulationandcommunity/personalandhouseholdfinances/incomeandwealth/bulletins/theeffectsoftaxesandbenefitsonhouseholdincome/financialyearending2016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7" office:value-type="string" calcext:value-type="string">
            <text:p>Figure 3: The effects of taxes and benefits on household income by quintile groups, all households, financial year ending 2016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7" office:value-type="string" calcext:value-type="string">
            <text:p>UK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1022"/>
        </table:table-row>
        <table:table-row table:style-name="ro2">
          <table:table-cell table:style-name="ce7" office:value-type="string" calcext:value-type="string">
            <text:p>Notes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Average per household (£ per year)</text:p>
          </table:table-cell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1022"/>
        </table:table-row>
        <table:table-row table:style-name="ro2">
          <table:table-cell table:style-name="ce7" office:value-type="string" calcext:value-type="string">
            <text:p>Average per household (£ per year)</text:p>
          </table:table-cell>
          <table:table-cell table:style-name="ce7" office:value-type="string" calcext:value-type="string">
            <text:p>Original income</text:p>
          </table:table-cell>
          <table:table-cell table:style-name="ce7" office:value-type="string" calcext:value-type="string">
            <text:p>Disposable income</text:p>
          </table:table-cell>
          <table:table-cell table:style-name="ce7" office:value-type="string" calcext:value-type="string">
            <text:p>Final income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Bottom</text:p>
          </table:table-cell>
          <table:table-cell table:style-name="ce7" office:value-type="string" calcext:value-type="string">
            <text:p>7153 </text:p>
          </table:table-cell>
          <table:table-cell table:style-name="ce7" office:value-type="string" calcext:value-type="string">
            <text:p>13139 </text:p>
          </table:table-cell>
          <table:table-cell table:style-name="ce7" office:value-type="string" calcext:value-type="string">
            <text:p>17178 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2nd</text:p>
          </table:table-cell>
          <table:table-cell table:style-name="ce7" office:value-type="float" office:value="13877" calcext:value-type="float">
            <text:p>13877</text:p>
          </table:table-cell>
          <table:table-cell table:style-name="ce7" office:value-type="float" office:value="20877" calcext:value-type="float">
            <text:p>20877</text:p>
          </table:table-cell>
          <table:table-cell table:style-name="ce7" office:value-type="float" office:value="24439" calcext:value-type="float">
            <text:p>2443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3rd</text:p>
          </table:table-cell>
          <table:table-cell table:style-name="ce7" office:value-type="float" office:value="26983" calcext:value-type="float">
            <text:p>26983</text:p>
          </table:table-cell>
          <table:table-cell table:style-name="ce7" office:value-type="float" office:value="28552" calcext:value-type="float">
            <text:p>28552</text:p>
          </table:table-cell>
          <table:table-cell table:style-name="ce7" office:value-type="float" office:value="30096" calcext:value-type="float">
            <text:p>3009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4th</text:p>
          </table:table-cell>
          <table:table-cell table:style-name="ce7" office:value-type="float" office:value="43261" calcext:value-type="float">
            <text:p>43261</text:p>
          </table:table-cell>
          <table:table-cell table:style-name="ce7" office:value-type="float" office:value="38838" calcext:value-type="float">
            <text:p>38838</text:p>
          </table:table-cell>
          <table:table-cell table:style-name="ce7" office:value-type="float" office:value="38032" calcext:value-type="float">
            <text:p>3803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op</text:p>
          </table:table-cell>
          <table:table-cell table:style-name="ce7" office:value-type="float" office:value="84747" calcext:value-type="float">
            <text:p>84747</text:p>
          </table:table-cell>
          <table:table-cell table:style-name="ce7" office:value-type="float" office:value="67486" calcext:value-type="float">
            <text:p>67486</text:p>
          </table:table-cell>
          <table:table-cell table:style-name="ce7" office:value-type="float" office:value="63279" calcext:value-type="float">
            <text:p>6327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<text:s/>All households</text:p>
          </table:table-cell>
          <table:table-cell table:style-name="ce7" office:value-type="float" office:value="35204" calcext:value-type="float">
            <text:p>35204</text:p>
          </table:table-cell>
          <table:table-cell table:style-name="ce7" office:value-type="float" office:value="33778" calcext:value-type="float">
            <text:p>33778</text:p>
          </table:table-cell>
          <table:table-cell table:style-name="ce7" office:value-type="float" office:value="34605" calcext:value-type="float">
            <text:p>34605</text:p>
          </table:table-cell>
          <table:table-cell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ome_tax_benefits" table:style-name="ta2">
        <office:forms form:automatic-focus="false" form:apply-design-mode="false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3">
          <table:table-cell table:style-name="ce2" table:formula="of:=[data.A8]" office:value-type="string" office:string-value="Average per household (£ per year)" calcext:value-type="string">
            <text:p>Average per household (£ per year)</text:p>
          </table:table-cell>
          <table:table-cell table:style-name="ce2" table:formula="of:=[data.B8]" office:value-type="string" office:string-value="Original income" calcext:value-type="string">
            <text:p>Original income</text:p>
          </table:table-cell>
          <table:table-cell table:style-name="ce2" table:formula="of:=[data.C8]" office:value-type="string" office:string-value="Disposable income" calcext:value-type="string">
            <text:p>Disposable income</text:p>
          </table:table-cell>
          <table:table-cell table:style-name="ce2" table:formula="of:=[data.D8]" office:value-type="string" office:string-value="Final income" calcext:value-type="string">
            <text:p>Final inco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data.B9]" office:value-type="string" office:string-value="7153 " calcext:value-type="string">
            <text:p>7153 </text:p>
          </table:table-cell>
          <table:table-cell table:style-name="ce3" table:formula="of:=[data.C9]" office:value-type="string" office:string-value="13139 " calcext:value-type="string">
            <text:p>13139 </text:p>
          </table:table-cell>
          <table:table-cell table:style-name="ce3" table:formula="of:=[data.D9]" office:value-type="string" office:string-value="17178 " calcext:value-type="string">
            <text:p>17178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data.B10]" office:value-type="float" office:value="13877" calcext:value-type="float">
            <text:p>13877</text:p>
          </table:table-cell>
          <table:table-cell table:style-name="ce3" table:formula="of:=[data.C10]" office:value-type="float" office:value="20877" calcext:value-type="float">
            <text:p>20877</text:p>
          </table:table-cell>
          <table:table-cell table:style-name="ce3" table:formula="of:=[data.D10]" office:value-type="float" office:value="24439" calcext:value-type="float">
            <text:p>244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data.B11]" office:value-type="float" office:value="26983" calcext:value-type="float">
            <text:p>26983</text:p>
          </table:table-cell>
          <table:table-cell table:style-name="ce3" table:formula="of:=[data.C11]" office:value-type="float" office:value="28552" calcext:value-type="float">
            <text:p>28552</text:p>
          </table:table-cell>
          <table:table-cell table:style-name="ce3" table:formula="of:=[data.D11]" office:value-type="float" office:value="30096" calcext:value-type="float">
            <text:p>30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data.B12]" office:value-type="float" office:value="43261" calcext:value-type="float">
            <text:p>43261</text:p>
          </table:table-cell>
          <table:table-cell table:style-name="ce3" table:formula="of:=[data.C12]" office:value-type="float" office:value="38838" calcext:value-type="float">
            <text:p>38838</text:p>
          </table:table-cell>
          <table:table-cell table:style-name="ce3" table:formula="of:=[data.D12]" office:value-type="float" office:value="38032" calcext:value-type="float">
            <text:p>380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data.B13]" office:value-type="float" office:value="84747" calcext:value-type="float">
            <text:p>84747</text:p>
          </table:table-cell>
          <table:table-cell table:style-name="ce3" table:formula="of:=[data.C13]" office:value-type="float" office:value="67486" calcext:value-type="float">
            <text:p>67486</text:p>
          </table:table-cell>
          <table:table-cell table:style-name="ce3" table:formula="of:=[data.D13]" office:value-type="float" office:value="63279" calcext:value-type="float">
            <text:p>63279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Average annual income per household 2015-16 / £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ARS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EFTPADDING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OTA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ratios 5:1</text:p>
          </table:table-cell>
          <table:table-cell table:style-name="ce5" table:formula="of:=[.B6]/[.B2]" office:value-type="float" office:value="11.8477561862156" calcext:value-type="float">
            <text:p>11.8</text:p>
          </table:table-cell>
          <table:table-cell table:style-name="ce5" table:formula="of:=[.C6]/[.C2]" office:value-type="float" office:value="5.1363117436639" calcext:value-type="float">
            <text:p>5.1</text:p>
          </table:table-cell>
          <table:table-cell table:style-name="ce5" table:formula="of:=[.D6]/[.D2]" office:value-type="float" office:value="3.68372336709745" calcext:value-type="float">
            <text:p>3.7</text:p>
          </table:table-cell>
        </table:table-row>
        <table:table-row table:style-name="ro4">
          <table:table-cell office:value-type="string" calcext:value-type="string">
            <text:p>FILLPATTERNED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51">
      <number:number number:decimal-places="1" loext:min-decimal-places="1" number:min-integer-digits="1"/>
      <number:text>%</number:text>
    </number:percentage-style>
    <number:number-style style:name="N152">
      <number:number number:decimal-places="1" loext:min-decimal-places="1" number:min-integer-digits="1" number:grouping="true"/>
    </number:number-style>
    <number:number-style style:name="N153">
      <number:number number:decimal-places="3" loext:min-decimal-places="3" number:min-integer-digits="1" number:grouping="true"/>
    </number:number-style>
    <number:number-style style:name="N154">
      <number:number number:decimal-places="4" loext:min-decimal-places="4" number:min-integer-digits="1" number:grouping="true"/>
    </number:number-style>
    <number:number-style style:name="N155">
      <number:number number:decimal-places="5" loext:min-decimal-places="5" number:min-integer-digits="1" number:grouping="true"/>
    </number:number-style>
    <number:number-style style:name="N156">
      <number:number number:decimal-places="6" loext:min-decimal-places="6" number:min-integer-digits="1" number:grouping="true"/>
    </number:number-style>
    <number:number-style style:name="N157">
      <number:number number:decimal-places="16" loext:min-decimal-places="16" number:min-integer-digits="1"/>
    </number:number-style>
    <number:number-style style:name="N158">
      <number:number number:decimal-places="15" loext:min-decimal-places="15" number:min-integer-digits="1"/>
    </number:number-style>
    <number:number-style style:name="N159">
      <number:number number:decimal-places="14" loext:min-decimal-places="14" number:min-integer-digits="1"/>
    </number:number-style>
    <number:number-style style:name="N160">
      <number:number number:decimal-places="13" loext:min-decimal-places="13" number:min-integer-digits="1"/>
    </number:number-style>
    <number:number-style style:name="N161">
      <number:number number:decimal-places="12" loext:min-decimal-places="12" number:min-integer-digits="1"/>
    </number:number-style>
    <number:number-style style:name="N162">
      <number:number number:decimal-places="11" loext:min-decimal-places="11" number:min-integer-digits="1"/>
    </number:number-style>
    <number:number-style style:name="N163">
      <number:number number:decimal-places="10" loext:min-decimal-places="10" number:min-integer-digits="1"/>
    </number:number-style>
    <number:number-style style:name="N164">
      <number:number number:decimal-places="9" loext:min-decimal-places="9" number:min-integer-digits="1"/>
    </number:number-style>
    <number:number-style style:name="N165">
      <number:number number:decimal-places="8" loext:min-decimal-places="8" number:min-integer-digits="1"/>
    </number:number-style>
    <number:number-style style:name="N166">
      <number:number number:decimal-places="7" loext:min-decimal-places="7" number:min-integer-digits="1"/>
    </number:number-style>
    <number:number-style style:name="N167">
      <number:number number:decimal-places="6" loext:min-decimal-places="6" number:min-integer-digits="1"/>
    </number:number-style>
    <number:number-style style:name="N168">
      <number:number number:decimal-places="1" loext:min-decimal-places="1" number:min-integer-digits="0"/>
    </number:number-style>
    <number:number-style style:name="N169">
      <number:number number:decimal-places="5" loext:min-decimal-places="5" number:min-integer-digits="1"/>
    </number:number-style>
    <number:number-style style:name="N170">
      <number:number number:decimal-places="4" loext:min-decimal-places="4" number:min-integer-digits="1"/>
    </number:number-style>
    <number:number-style style:name="N171">
      <number:number number:decimal-places="3" loext:min-decimal-places="3" number:min-integer-digits="1"/>
    </number:number-style>
    <number:number-style style:name="N172">
      <number:number number:decimal-places="1" loext:min-decimal-places="1" number:min-integer-digits="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76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79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loext:text> £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£</number:text>
      <number:number number:decimal-places="0" loext:min-decimal-places="0" number:min-integer-digits="1" number:grouping="true"/>
    </number:number-style>
    <number:number-style style:name="N190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/00/0000</text:date>, <text:time style:data-style-name="N2" text:time-value="09:59:11.333358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m0$Build-2</meta:generator>
    <dc:date>2018-08-14T09:59:27.290350869</dc:date>
    <meta:editing-duration>PT13H53M26S</meta:editing-duration>
    <meta:editing-cycles>6</meta:editing-cycles>
    <meta:document-statistic meta:table-count="2" meta:cell-count="73" meta:object-count="0"/>
  </office:meta>
</office:document-meta>
</file>